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38mm"/>
    </style:style>
    <style:style style:name="co2" style:family="table-column">
      <style:table-column-properties fo:break-before="auto" style:column-width="300.9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rotation-angle="0"/>
    </style:style>
    <style:style style:name="ce6" style:family="table-cell" style:parent-style-name="Default" style:data-style-name="N37">
      <style:table-cell-properties style:text-align-source="fix" style:repeat-content="false" style:rotation-angle="0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style:rotation-angle="0"/>
      <style:paragraph-properties fo:text-align="start" fo:margin-left="0mm"/>
    </style:style>
    <style:style style:name="ce4" style:family="table-cell" style:parent-style-name="Default">
      <style:table-cell-properties style:rotation-angle="9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Datum des Antrages</text:p>
          </table:table-cell>
          <table:table-cell table:style-name="ce6" office:value-type="date" office:date-value="1991-12-22" calcext:value-type="date">
            <text:p>22.12.91</text:p>
          </table:table-cell>
          <table:table-cell table:style-name="ce1"/>
          <table:table-cell table:style-name="ce4" table:number-columns-repeated="7"/>
        </table:table-row>
        <table:table-row table:style-name="ro1">
          <table:table-cell office:value-type="string" calcext:value-type="string">
            <text:p>Abstimmendes Gremium</text:p>
          </table:table-cell>
          <table:table-cell office:value-type="string" calcext:value-type="string">
            <text:p>Jugendausschu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tel des Antrags</text:p>
          </table:table-cell>
          <table:table-cell office:value-type="string" calcext:value-type="string">
            <text:p>Kontrolle erweitertes Führungszeugni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tragstext</text:p>
          </table:table-cell>
          <table:table-cell table:style-name="ce3" office:value-type="string" calcext:value-type="string">
            <text:p>Vorzeigen des aktuellen erweiterten Führungszeugnis aller 2 Jahre für Jugendleiter*innen und Hilfsbetreuer*innen. Konsequenz falls kein Vorzeigen: Keine Teilnahme an Aktionen mit der Jugend möglich.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Begründung</text:p>
          </table:table-cell>
          <table:table-cell table:style-name="ce3" office:value-type="string" calcext:value-type="string">
            <text:p>Eindämmung sexualisierter Gewalst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Abstimmungsergebnis:</text:p>
          </table:table-cell>
          <table:table-cell table:style-name="ce3"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Dafür</text:p>
          </table:table-cell>
          <table:table-cell table:style-name="ce3" office:value-type="float" office:value="11" calcext:value-type="float">
            <text:p>11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Dagegen</text:p>
          </table:table-cell>
          <table:table-cell table:style-name="ce3" office:value-type="float" office:value="0" calcext:value-type="float">
            <text:p>0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Enthaltung</text:p>
          </table:table-cell>
          <table:table-cell table:style-name="ce3" office:value-type="float" office:value="6" calcext:value-type="float">
            <text:p>6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Angenommen/Abgelhnt</text:p>
          </table:table-cell>
          <table:table-cell office:value-type="string" calcext:value-type="string">
            <text:p>Angenomm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hänge</text:p>
          </table:table-cell>
          <table:table-cell table:style-name="ce3"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Beschreibung Anhänge</text:p>
          </table:table-cell>
          <table:table-cell table:style-name="ce3"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Schlagwörter</text:p>
          </table:table-cell>
          <table:table-cell table:style-name="ce3" office:value-type="string" calcext:value-type="string">
            <text:p>Sicherheit Organisation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Vorhande Schlagwörter</text:p>
          </table:table-cell>
          <table:table-cell office:value-type="string" calcext:value-type="string">
            <text:p>Sicherheit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Organisation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Klettergruppen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offene Ausfahrt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Gruppenausfahrten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Finanzielles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Material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Öffentlichkeitsarbeit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Dringlichkeitsantrag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7">00.00.0000</text:date>, <text:time style:data-style-name="N2" text:time-value="20:53:12.67257046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20:20:14.805747131</meta:creation-date>
    <dc:date>2019-04-07T20:53:29.958219595</dc:date>
    <meta:editing-duration>PT20M4S</meta:editing-duration>
    <meta:editing-cycles>5</meta:editing-cycles>
    <meta:generator>LibreOffice/6.1.5.2$Linux_X86_64 LibreOffice_project/10$Build-2</meta:generator>
    <meta:document-statistic meta:table-count="1" meta:cell-count="33" meta:object-count="0"/>
  </office:meta>
</office:document-meta>
</file>